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6pt" style:font-size-asian="16pt" style:font-size-complex="16pt"/>
    </style:style>
    <style:style style:name="P2" style:parent-style-name="Standard" style:family="paragraph">
      <style:text-properties fo:font-size="16pt" style:font-size-asian="16pt" style:font-size-complex="16pt"/>
    </style:style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</office:automatic-styles>
  <office:body>
    <office:text text:use-soft-page-breaks="true">
      <text:p text:style-name="P1">APLICACIÓN ALUMNOS</text:p>
      <text:p text:style-name="P2"/>
      <text:p text:style-name="Standard">Realizar una aplicación de escritorio que dado un archivo xml de alumnos como el que se adjunta realice las siguientes funcionalidades con él:</text:p>
      <text:p text:style-name="Standard"/>
      <text:list text:style-name="LFO1" text:continue-numbering="true">
        <text:list-item>
          <text:p text:style-name="P3">visualizar listado de alumnos del fichero</text:p>
        </text:list-item>
        <text:list-item>
          <text:p text:style-name="P4">dado un nombre de alumno mostrar sus datos</text:p>
        </text:list-item>
        <text:list-item>
          <text:p text:style-name="P5">mostrar la nota media de los alumnos</text:p>
        </text:list-item>
        <text:list-item>
          <text:p text:style-name="P6">modificar nota de alumno dado su nombre</text:p>
        </text:list-item>
        <text:list-item>
          <text:p text:style-name="P7">eliminar alumno dado su nombre</text:p>
        </text:list-item>
        <text:list-item>
          <text:p text:style-name="P8">insertar alumno, solicitando sus datos</text:p>
        </text:list-item>
      </text:list>
      <text:p text:style-name="Standard"/>
      <text:p text:style-name="Standard">&lt;alumnos&gt;</text:p>
      <text:p text:style-name="Standard"><text:tab/>&lt;alumno&gt;</text:p>
      <text:p text:style-name="Standard"><text:tab/><text:tab/>&lt;nombre&gt;......&lt;\nombre&gt;</text:p>
      <text:p text:style-name="Standard"><text:tab/><text:tab/>&lt;direccion&gt;......&lt;\direccion&gt;</text:p>
      <text:p text:style-name="Standard"><text:tab/><text:tab/>&lt;nota&gt;.......&lt;\nota&gt;</text:p>
      <text:p text:style-name="Standard"><text:tab/>&lt;\alumno&gt;</text:p>
      <text:p text:style-name="Standard">&lt;\alumnos&gt;</text:p>
      <text:p text:style-name="Standard"/>
      <text:p text:style-name="Standard">Nota: si se hya modificado el document (en las últimas tres funcionalidades) para que se refleje en el .xml hay que volver a pasar el document al .xml de esta forma: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>
        <style:background-fill draw:fill="solid"/>
      </style:paragraph-properties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RICARDO RIAZA RODRIGUEZ</dc:creator>
    <meta:creation-date>2009-04-16T11:32:00Z</meta:creation-date>
    <dc:date>2024-10-15T16:15:00Z</dc:date>
    <meta:template xlink:href="Normal.dotm" xlink:type="simple"/>
    <meta:editing-cycles>7</meta:editing-cycles>
    <meta:editing-duration>PT630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06" meta:character-count="688" meta:row-count="4" meta:non-whitespace-character-count="583"/>
  </office:meta>
</office:document-meta>
</file>